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42f0e1"/>
    </style:style>
    <style:style style:name="T1" style:family="text">
      <style:text-properties officeooo:rsid="000375ee"/>
    </style:style>
    <style:style style:name="T2" style:family="text">
      <style:text-properties officeooo:rsid="00055f9a"/>
    </style:style>
    <style:style style:name="T3" style:family="text">
      <style:text-properties officeooo:rsid="0005ade0"/>
    </style:style>
    <style:style style:name="T4" style:family="text">
      <style:text-properties officeooo:rsid="00066690"/>
    </style:style>
    <style:style style:name="T5" style:family="text">
      <style:text-properties officeooo:rsid="000a74a8"/>
    </style:style>
    <style:style style:name="T6" style:family="text">
      <style:text-properties officeooo:rsid="000d3004"/>
    </style:style>
    <style:style style:name="T7" style:family="text">
      <style:text-properties officeooo:rsid="0010c3da"/>
    </style:style>
    <style:style style:name="T8" style:family="text">
      <style:text-properties officeooo:rsid="00111d4c"/>
    </style:style>
    <style:style style:name="T9" style:family="text">
      <style:text-properties officeooo:rsid="0012b0c2"/>
    </style:style>
    <style:style style:name="T10" style:family="text">
      <style:text-properties officeooo:rsid="00165be4"/>
    </style:style>
    <style:style style:name="T11" style:family="text">
      <style:text-properties officeooo:rsid="001843f0"/>
    </style:style>
    <style:style style:name="T12" style:family="text">
      <style:text-properties officeooo:rsid="00194aa0"/>
    </style:style>
    <style:style style:name="T13" style:family="text">
      <style:text-properties officeooo:rsid="001a2fec"/>
    </style:style>
    <style:style style:name="T14" style:family="text">
      <style:text-properties officeooo:rsid="001c2d4b"/>
    </style:style>
    <style:style style:name="T15" style:family="text">
      <style:text-properties officeooo:rsid="001f4f41"/>
    </style:style>
    <style:style style:name="T16" style:family="text">
      <style:text-properties officeooo:rsid="00225e47"/>
    </style:style>
    <style:style style:name="T17" style:family="text">
      <style:text-properties officeooo:rsid="0023b370"/>
    </style:style>
    <style:style style:name="T18" style:family="text">
      <style:text-properties officeooo:rsid="00280fdb"/>
    </style:style>
    <style:style style:name="T19" style:family="text">
      <style:text-properties officeooo:rsid="002a1cfe"/>
    </style:style>
    <style:style style:name="T20" style:family="text">
      <style:text-properties officeooo:rsid="002baaa8"/>
    </style:style>
    <style:style style:name="T21" style:family="text">
      <style:text-properties officeooo:rsid="002c43fb"/>
    </style:style>
    <style:style style:name="T22" style:family="text">
      <style:text-properties officeooo:rsid="002db673"/>
    </style:style>
    <style:style style:name="T23" style:family="text">
      <style:text-properties officeooo:rsid="002eaccd"/>
    </style:style>
    <style:style style:name="T24" style:family="text">
      <style:text-properties officeooo:rsid="0014a5ea"/>
    </style:style>
    <style:style style:name="T25" style:family="text">
      <style:text-properties officeooo:rsid="0017f0e4"/>
    </style:style>
    <style:style style:name="T26" style:family="text">
      <style:text-properties officeooo:rsid="001ae9e1"/>
    </style:style>
    <style:style style:name="T27" style:family="text">
      <style:text-properties officeooo:rsid="0019ed80"/>
    </style:style>
    <style:style style:name="T28" style:family="text">
      <style:text-properties officeooo:rsid="001c1439"/>
    </style:style>
    <style:style style:name="T29" style:family="text">
      <style:text-properties officeooo:rsid="001ef0a7"/>
    </style:style>
    <style:style style:name="T30" style:family="text">
      <style:text-properties officeooo:rsid="0021c14e"/>
    </style:style>
    <style:style style:name="T31" style:family="text">
      <style:text-properties officeooo:rsid="0025c7eb"/>
    </style:style>
    <style:style style:name="T32" style:family="text">
      <style:text-properties officeooo:rsid="00271fda"/>
    </style:style>
    <style:style style:name="T33" style:family="text">
      <style:text-properties officeooo:rsid="00280096"/>
    </style:style>
    <style:style style:name="T34" style:family="text">
      <style:text-properties officeooo:rsid="002aea4e"/>
    </style:style>
    <style:style style:name="T35" style:family="text">
      <style:text-properties officeooo:rsid="002cb11e"/>
    </style:style>
    <style:style style:name="T36" style:family="text">
      <style:text-properties officeooo:rsid="0032eede"/>
    </style:style>
    <style:style style:name="T37" style:family="text">
      <style:text-properties officeooo:rsid="003668cc"/>
    </style:style>
    <style:style style:name="T38" style:family="text">
      <style:text-properties officeooo:rsid="00387981"/>
    </style:style>
    <style:style style:name="T39" style:family="text">
      <style:text-properties officeooo:rsid="003df707"/>
    </style:style>
    <style:style style:name="T40" style:family="text">
      <style:text-properties officeooo:rsid="003fe977"/>
    </style:style>
    <style:style style:name="T41" style:family="text">
      <style:text-properties officeooo:rsid="004066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III</text:p>
      <text:p text:style-name="Standard"><text:span text:style-name="T1">THE MILLION DOLLAR RANSOM</text:span><text:line-break/><text:line-break/>MR. GRA<text:span text:style-name="T1">Y</text:span>MAN on the morning after the events already described waited long at the<text:line-break/>breakfast table, and at last. growing <text:span text:style-name="T2">i</text:span>mpatient, he sent to his daughter's room. It was empty! So the servant reported.</text:p>
      <text:p text:style-name="Standard">"Empty!" Mr. Grayman exclaimed. "What do you mean?"</text:p>
      <text:p text:style-name="Standard">"Miss Helen is not there, and her bed has not been occupied. We can <text:span text:style-name="T3">f</text:span>ind no trace of her or of Susan." </text:p>
      <text:p text:style-name="Standard">Mr. Grayman could not believe; his ears. He was of a choleric temperament, except <text:span text:style-name="T6">i</text:span>n business.</text:p>
      <text:p text:style-name="Standard">"You Idiot!" be said, brushing the girl aside. I<text:span text:style-name="T5">'</text:span>ll go myself and see."</text:p>
      <text:p text:style-name="Standard">He ascended to his daughter's apartments. In a few minutes he had convinced himself of the <text:span text:style-name="T4">truth</text:span> of the <text:span text:style-name="T4">i</text:span>ncredible report. Miss Grayman was not to be found, and neither her bed nor Susan's <text:span text:style-name="T7">had</text:span> been disturbed. He was absolutely stunned. His daughter, although of a romantic disposition, was most regular in her habits, and she had seldom spent a night out of the house w<text:span text:style-name="T8">h</text:span>en he was in it He treasured her as the apple of his eye. She formed the only bond between him and the world of sentiment. He never suffered her to be long out of his sight In summer, they went together to one of his country places, or to the mountains, or the seaside, or sometimes to Europe. That she should vanish out of his own house, from under his very eyes, was a thing beyond all possibility of belief. It simply could<text:line-break/>not be so. And yet it was so.<text:line-break/></text:p>
      <text:p text:style-name="Standard">After the first half paralyzing shock produced by this tremendous fact Mr. Grayman' <text:span text:style-name="T8">became</text:span> angry. He abused the servants who flocked, wondering, around Miss Grayman's door. When the housekeeper appeared, bustling t<text:span text:style-name="T9">o </text:span>the rescue with an imaginary explanation of the disappearance half uttered on her lips, he lost all patience and chased her downstairs. Mr. Grayman, the great billionaire, noted for his coolness and his nerve, had almost gone mad. He had met his first check in thirty years and in <text:span text:style-name="T8">a</text:span> form that he could not endure.</text:p>
      <text:p text:style-name="Standard"><text:line-break/>The occurrence was so <text:span text:style-name="T8">unprecedented</text:span> that he could not think connectedly about it or about what to do. The butler was more clear-headed than his master.</text:p>
      <text:p text:style-name="Standard"><text:line-break/>"I think it will be necessary to send for the police, sir," he suggested.</text:p>
      <text:p text:style-name="Standard"><text:line-break/>"The police!" cried Mr. Grayman. "What have <text:span text:style-name="T17">they</text:span> got to do with it? What do the police know about my daughter?"</text:p>
      <text:p text:style-name="P1"><text:line-break/>"But but, sir," stammered the man, "she may – <text:s/>she may have been carried off." </text:p>
      <text:p text:style-name="P1"><text:line-break/>'Carried off! Who would carry her off, you fool? Who could carry her off here?'</text:p>
      <text:p text:style-name="Standard"><text:line-break/>"I don't know, sir. But she wouldn't have gone of herself, would she, sir?"</text:p>
      <text:p text:style-name="Standard"><text:line-break/>At this one of the maids, in whose hard, practical brain the butler's remark had struck the spark of an idea, said in an undertone to a companion: <text:s text:c="2"/>"Could it have been that Lord Darnley? He was always hanging around her."</text:p>
      <text:p text:style-name="Standard"><text:line-break/>Mr. Grayman's ear caught the words. Now, this was something which might have been expected to anger him the suggestion that his daughter would elope. But instead it simply shocked his mind back into a normal state. In an instant he had become master of himself and of the situation.</text:p>
      <text:p text:style-name="Standard"><text:line-break/><text:soft-page-break/>"Go about your duties," he said quietly in his ordinary tones. "We are making trouble about nothing. I had really forgotten what my daughter told me last night. I have been so overpressed with business that it escaped me. She has not disappeared. I know where she is. It was only my forgetfulness. Think no more about it"</text:p>
      <text:p text:style-name="Standard"><text:line-break/>This was again the William Grayman who knew how to make billions. In a flash he had reached his decision. If his daughter had run away at the <text:span text:style-name="T18">i</text:span>nstigation of one of her suitors – a thing he did not vet believe – <text:s/>it was absolutely essential that the fact should be suppressed, at least until he knew all the circumstances. The idea of a forcible abduction did not occur to him. It would have appeared to his<text:line-break/>mind too absurd to be entertained. Still, he felt that he needed the aid of the police, as the butler had suggested, but it must be secret aid. It must never be known least of all to his servants. He, of course, had the means of securing secrecy,, at least as far as secrecy is humanly possible, for money<text:line-break/>can shut as well as open all mouths. A million dollars would be a <text:span text:style-name="T10">b</text:span>agatelle to William Grayman if <text:span text:style-name="T11">it </text:span>guarded his family from scandal.</text:p>
      <text:p text:style-name="Standard"><text:line-break/>His mind was made <text:span text:style-name="T12">u</text:span>p as to the action that he should take. In his ordinary manner, at his usual hour, he<text:line-break/>summoned his wits. Before leaving the house he called for the housekeeper. </text:p>
      <text:p text:style-name="Standard">"I was a little rude in my excitement this morning," he said to her, "and it was all so absurd. It was due to my forgetfulness, inspired by intense application to business. My daughter may be absent some time. She went away quietly with Susan last night to stay with some friends out of town, but her absences are so infrequent and I am so accustomed to seeing her at the breakfast table that the fact really slipped my. mind in the midst of so many cares, and I made a useless scene, which I regret".</text:p>
      <text:p text:style-name="Standard"/>
      <text:p text:style-name="Standard">[IMAGE: UNDERSTAND THAT THIS IS A PROFOUND SECRET]</text:p>
      <text:p text:style-name="Standard"><text:line-break/>Grayman was almost a match for Captain Alfonso Payton in the <text:span text:style-name="T13">perfection</text:span> of his dissimulation, and <text:span text:style-name="T13">his housekeeper </text:span>solemnly accepted his statement.</text:p>
      <text:p text:style-name="Standard"><text:line-break/>Mr. Grayman rode to his office and immediately summoned Police Commissioner Braman by telephone. That official did not think It beneath his dignity, instantly to answer a call to<text:line-break/>the office of William Grayman. a call that came from the billionaire himself. When the commissioner arrived Grayman took him into his innermost sanctum and immediately astonished him beyond measure.</text:p>
      <text:p text:style-name="Standard"><text:line-break/>"Commissioner" he said, "my daughter disappeared last night from my <text:span text:style-name="T14">h</text:span>ouse. And I want you to find out what has become of her."<text:line-break/><text:line-break/>The commissioner caught his breath.<text:line-break/>"Your daughter! Disappeared!" he gasped.</text:p>
      <text:p text:style-name="Standard"><text:line-break/>"Stop a moment!" said Grayman. "Understand that this is a profound secret and must remain so. I will make it worth your while to shut the mouth of every detective that you employ. No questions must be asked of the servants that could possibly lead them to suspect that an inquiry is o<text:span text:style-name="T15">n </text:span>foot They think that my <text:span text:style-name="T15">daughter </text:span>has gone away on a visit. You ca<text:span text:style-name="T15">n </text:span>draw on me for any amount at an<text:span text:style-name="T15">y </text:span>time until the girl is found. Now, listen."</text:p>
      <text:p text:style-name="Standard"><text:line-break/>And Grayman proceeded to tell the story of the morning. When he had finished he asked in his blunt autocratic way:</text:p>
      <text:p text:style-name="Standard"><text:line-break/><text:soft-page-break/>"Now. tell, me what you will do. What is your plan?'</text:p>
      <text:p text:style-name="Standard"><text:line-break/>The commissioner begged for a little time to think it over.</text:p>
      <text:p text:style-name="Standard"><text:line-break/>"I can have no plan yet." he said, "but <text:span text:style-name="T16">I'll</text:span> find one. With your permission I'll send a confidential man to<text:line-break/>your house and get a basis for further action."</text:p>
      <text:p text:style-name="Standard"><text:line-break/>"Very well." said Grayman; 'let it be done. But remember my restriction. Not a word must escape anywhere not a single word or hint'. The chief promised the most absolute secrecy and. with great perturbation of mind, returned in all haste to headquarters.</text:p>
      <text:p text:style-name="Standard"><text:line-break/>When Mr. Grayman was left alone his self command relaxed. His daughter was dearer to him than his fortune. He could not drive the agonizing thought of her strange disappearance from his mind. It unmanned him. He refused all callers, pretending to be too busy to see any one. It was the most uncomfortable morning he had ever spent</text:p>
      <text:p text:style-name="Standard"><text:line-break/>Toward noon the wireless telephone bell in his sanctum rang sharply. Only his exclusive intimates ever called him up here. The apparatus was reserved for the secrets of high finance – secrets that could be intrusted only to <text:span text:style-name="T19">s</text:span>oundless ether. He put the receiver to his ear.</text:p>
      <text:p text:style-name="Standard"><text:line-break/>"Hello!" came a voice that he did not recognize. "Reply undirected." This meant that Grayman should respond with a "hello" sent out by undirected waves, radiating on all sides, so that they would reach the original speaker whatever his location might <text:span text:style-name="T19">be</text:span>. This, as those <text:span text:style-name="T20">who</text:span> are familiar with the early history of wireless telegraphy know, was at first the only way in which messages could be sent, and many years were spent in fruitless efforts to direct them to definite places and thus prevent them from being picked up by Tom, Dick or Harry at all points of the compass. Fortunately all that, even at the time of which I am writing, had been completely mastered, although the original method was still occasionally employed <text:span text:style-name="T21">f</text:span>or special purposes, as <text:span text:style-name="T22">i</text:span>n the present case. So complete, indeed, was the solution of the problem that wireless telegraph and telephone messages had already become as exclusive as <text:span text:style-name="T22">the </text:span>ancient telegraph system. Each, subscriber, as at the present day, <text:span text:style-name="T23">had his </text:span>syntonized instrument, duly numbered, which responded only to a limited set of waves, which might be compared with the characteristic spectral lines of a chemical substance, no confusion being possible. At need any receiver can be thrown open to take undirected and unsyntonized messages.</text:p>
      <text:p text:style-name="Standard"/>
      <text:p text:style-name="Standard">Accordingly Mr. Grayman, although greatly surprised that any of his confidential correspondents should summon him thus, replied in the manner indicated:</text:p>
      <text:p text:style-name="Standard"/>
      <text:p text:style-name="Standard">"Hello! What do you <text:span text:style-name="T24">w</text:span>ant?"</text:p>
      <text:p text:style-name="Standard"/>
      <text:p text:style-name="Standard">"William Grayman?" came the response, interrogatively inflected.</text:p>
      <text:p text:style-name="Standard"/>
      <text:p text:style-name="Standard">"Yes."</text:p>
      <text:p text:style-name="Standard"/>
      <text:p text:style-name="Standard">"Himself In person?"</text:p>
      <text:p text:style-name="Standard"/>
      <text:p text:style-name="Standard">"Yes."</text:p>
      <text:p text:style-name="Standard"/>
      <text:p text:style-name="Standard">"Very good. In the air."</text:p>
      <text:p text:style-name="Standard"/>
      <text:p text:style-name="Standard"><text:soft-page-break/>This last phrase may also need a word of explanation. It is used to <text:span text:style-name="T25">i</text:span>ndicate that the Interlocutor is afloat</text:p>
      <text:p text:style-name="Standard">and that he either does not know or does not take the trouble to designate his position in the atmosphere by reference to some known point on the earth's surface.</text:p>
      <text:p text:style-name="Standard"/>
      <text:p text:style-name="Standard">"Who is it?' demanded Mr. Grayman. "Captain Alfonso Payton."</text:p>
      <text:p text:style-name="Standard"/>
      <text:p text:style-name="Standard">"Who? I don't know such a person. Who are you? I can't bother"</text:p>
      <text:p text:style-name="Standard"/>
      <text:p text:style-name="Standard">"I am afraid. Mr. <text:span text:style-name="T26">Grayman</text:span>. <text:span text:style-name="T27">i</text:span>nterrupted the voice, <text:s/>"that you confine</text:p>
      <text:p text:style-name="Standard">your attention a little too exclusively to the financial columns of the newspapers If you don't recognize my name. Yet I might well figure in them also. My transactions are frequently large enough, as you are going to find out. Most people know me as the sky pi<text:span text:style-name="T28">r</text:span>ate."</text:p>
      <text:p text:style-name="Standard"/>
      <text:p text:style-name="Standard">"What nonsense <text:span text:style-name="T29">i</text:span>s this?" exclaimed Mr. Grayman impatiently. "How have you dared" – </text:p>
      <text:p text:style-name="Standard"/>
      <text:p text:style-name="Standard">"No nonsense at all, Mr. Grayman." the voice again interrupted, "and as for daring, listen. I took your daughter Helen from your house last night, and she. with her maid Susan, are here on my aero, the Chameleon."</text:p>
      <text:p text:style-name="Standard"/>
      <text:p text:style-name="Standard"><text:span text:style-name="T30">G</text:span>rayman's heart nearly stopped beating.</text:p>
      <text:p text:style-name="Standard"/>
      <text:p text:style-name="Standard">"What? What is that?" he exclaimed.</text:p>
      <text:p text:style-name="Standard"/>
      <text:p text:style-name="Standard">"I have your daughter in my custody," the voice responded with distinct deliberation. "She is in no danger of any kind and will be in none provided that you accede promptly to the terms which I am going to give you. If you do not you will never see her again."</text:p>
      <text:p text:style-name="Standard"/>
      <text:p text:style-name="Standard">There was a cold, self confident, convincing tone to the voice that sent a shiver through the billionaire's nerves. He wiped the cold sweat from his brow with one hand, while with the other he clung to the receiver and pressed it to his ear. The strange voice went on. for he was incapable for the moment of interruption or reply:</text:p>
      <text:p text:style-name="Standard"/>
      <text:p text:style-name="Standard">"If you meet my demand she will be restored to yon without <text:span text:style-name="T31">publicity </text:span>and without injury. You are the richest man in the world, they say. You best know how you have acquired your riches, but that is no affair of mine. I have, however, pressing need of a part of your plunder. My terms are $<text:span text:style-name="T31">10,000,000</text:span>.</text:p>
      <text:p text:style-name="Standard"/>
      <text:p text:style-name="Standard">"What infernal trick are you trying on me?" exclaimed Mr. Grayman. losing his temper and at the same time recovering his nerve and the incredulity natural to a man in such circumstances. "Who are you anyway? I'll hear no more of this!”</text:p>
      <text:p text:style-name="Standard"/>
      <text:p text:style-name="Standard">"It must be that some crank has found out my number," said the billionaire to himself. "I must see the</text:p>
      <text:p text:style-name="Standard">company about this." He was about to drop the receiver when the voice b<text:span text:style-name="T32">e</text:span>gan again:</text:p>
      <text:p text:style-name="Standard"/>
      <text:p text:style-name="Standard">"If you want to see your daughter again, Mr. Grayman. you'll not try to cut off this conversation. If you still don't know me ask any newspaper man or almost any man in the street who Alfonso Payton <text:span text:style-name="T33">i</text:span>s and what he does when he makes a good capture and gets no response to a fair offer. J repeat that I have your daughter. I took her from the window of her room with my aero last night. I will release her for the sum that I have named. Ten million dollars will leave hardly a perceptible vacancy in your pocket, but that which will happen to your daughter if you fail to pay will pickle your heart In vitriol. I know <text:soft-page-break/>you have a heart for her."</text:p>
      <text:p text:style-name="Standard"/>
      <text:p text:style-name="Standard">Mr. Grayman's anger vanished again, and a cold fear began to take its place. His incredulity vanished also. His daughter was gone, and this might really be the explanation of her</text:p>
      <text:p text:style-name="Standard">disappearance. He suddenly remembered to have heard of Payton and his evil doings. He recalled the name of the Chameleon also. The voice began again, and Mr. Grayman could but listen:</text:p>
      <text:p text:style-name="Standard"/>
      <text:p text:style-name="Standard">"I beg you, for your own and your daughter's sake, not to make the mistake of thinking that this is a trick. What I am telling you Is the exact t<text:span text:style-name="T34">r</text:span>uth. I hold the girl, and 1 have all the trumps in my hand. Don't think</text:p>
      <text:p text:style-name="Standard"/>
      <text:p text:style-name="Standard">[IMAGE: WHERE ARE YOU?] </text:p>
      <text:p text:style-name="Standard"/>
      <text:p text:style-name="Standard">of the police. They can't help you. No one ever succeeded in running me down, and no one ever will. Now give me your answer. Will you deal with me for the life and honor of your daughter or will you not? Yes or no. If yes, I will tell you how to proceed. If no. I shall lose no time in making Helen wish that she had had a father who loved her."</text:p>
      <text:p text:style-name="Standard"/>
      <text:p text:style-name="Standard">During all of this extraordinary conversation Payton, in the cabin of the Chameleon, with Helen only a few feet away, was sending his messages "directed," and consequently his words were heard only by Mr. Grayman, but the <text:span text:style-name="T35">l</text:span>atter's replies were "undirected" and might have been heard by a hundred persons <text:span text:style-name="T35">i</text:span>n a hundred different places, although, of course, they would have possessed no significance.</text:p>
      <text:p text:style-name="Standard">As Grayman recalled what he had heard and read of Payton a horrible sensation came over him. Helen must be rescued at once! He must temporize with <text:span text:style-name="T35">t</text:span>his villain and get the better of him when he could. What harm to promise the ten millions? In his heart he felt that he would willingly give them to have his daughter once more in his arms. In the turmoil of his spirit he lost a whole minute. Suddenly a sharp</text:p>
      <text:p text:style-name="Standard">ring came, and the voice, very grave, said:</text:p>
      <text:p text:style-name="Standard"/>
      <text:p text:style-name="Standard">"Come! No fooling, Mr. Grayman. I have your daughter right here in my hands. No power under God can save her if vou do not answer me instantly."</text:p>
      <text:p text:style-name="Standard"/>
      <text:p text:style-name="Standard">"I dare not say 'no,'" thought the billionaire, "for all this may be true. I'll answer yes, and then we shall see."</text:p>
      <text:p text:style-name="Standard"/>
      <text:p text:style-name="Standard">Accordingly he spoke the word.</text:p>
      <text:p text:style-name="Standard"/>
      <text:p text:style-name="Standard">"I congratulate you on your good sense, Mr. Grayman." came the instant response, "and on your fatherly affection. Have no fear now. Helen shall not be harmed unless you attempt treachery. Remember that! Now I'll tell you how to proceed. In two days go to the bluff overlooking the Mohawk river, at Tribes Hill, New York. I'll be there, and we will arrange for the payment of the money and the</text:p>
      <text:p text:style-name="Standard">simultaneous delivery of the girl at an other place. You may come armed if you like, but you must have no friends on the ground, and you must not come in an aero. We will meet alone, man to man. and I pledge you my word, which I have never broken, that no personal injury will be offered to you. I have your daughter, which is all I need. <text:s/>I shall not gain, but lose, by offering any violence to you. Simply remember that there must be no treachery. Goodby."</text:p>
      <text:p text:style-name="Standard"/>
      <text:p text:style-name="Standard">Mr. Grayman called out, "Where are you?' But this time there was no response. The conversation was ended.</text:p>
      <text:p text:style-name="Standard"/>
      <text:p text:style-name="Standard"><text:soft-page-break/>The billionaire sank back into his chair, his thoughts still in a whirl. But he could not get away from the conviction that his daughter was really the pirate's prisoner. The question was how to rescue her. There must be no false steps. The scoundrel had apparently placed himself in his hands by giving him a rendezvous. But there might be danger both to himself and to his daughter in trying to outwit him. He must consult the chief of police.</text:p>
      <text:p text:style-name="Standard"/>
      <text:p text:style-name="Standard">"Do you know Alfonso Payton?" Mr. Grayman asked as soon as the commissioner entered. The latter stared dumbfounded.</text:p>
      <text:p text:style-name="Standard"/>
      <text:p text:style-name="Standard">"Payton hasn't got her. has he? Then God help you!" he blurted out.</text:p>
      <text:p text:style-name="Standard"/>
      <text:p text:style-name="Standard">"Yes; I fear that that is the situation. I have just had a talk with the outlaw, who called me up by wireless from nowhere and demanded $10,000,000 ransom."</text:p>
      <text:p text:style-name="Standard"/>
      <text:p text:style-name="Standard">"Ten million dollars!" cried the commissioner.”</text:p>
      <text:p text:style-name="Standard"/>
      <text:p text:style-name="Standard">“Yes. $10,000,000." Mr. Grayman responded testily "Do you think tha<text:span text:style-name="T36">t </text:span>that would break me, or do you think that my daughter Is not worth <text:span text:style-name="T36">i</text:span>t?"</text:p>
      <text:p text:style-name="Standard"/>
      <text:p text:style-name="Standard">Mr. Grayman's Irritation arose from the remembrance of Payton's insolent tones as he had made the demand, and the commissioner winced at his angry glance. Then he begged pardon, explaining that such sums were unusual in his arithmetic. Mr. Grayman was mollified and proceeded to tell the</text:p>
      <text:p text:style-name="Standard">story of the conversation by wireless.</text:p>
      <text:p text:style-name="Standard"/>
      <text:p text:style-name="Standard">"And now <text:span text:style-name="T37">I</text:span> think we've got him," he wound up.</text:p>
      <text:p text:style-name="Standard"/>
      <text:p text:style-name="Standard">"I'm not <text:span text:style-name="T37">s</text:span>o sure," replied the commissioner, who had recovered <text:span text:style-name="T41">his </text:span>aplomb. "Alfonso Payton <text:span text:style-name="T41">is</text:span> the <text:span text:style-name="T41">skillfulest</text:span> crook alive. He gave you in the air for location and told you to respond undirected, didn't he?"</text:p>
      <text:p text:style-name="Standard"/>
      <text:p text:style-name="Standard">"He did."</text:p>
      <text:p text:style-name="Standard"/>
      <text:p text:style-name="Standard">"Well." he always does: You see, this wireless telegraph and telephone business is an enormously powerful lever in his hands. In former times <text:span text:style-name="T38">kidnappers</text:span> had to write letters, and letters can be traced, but Payton carries his victims off In a swift aero that nobody has ever been able to follow – <text:s/>a perfect witch of a thing, according to all reports – and then he talks ransom with their friends from heaven knows where. He leaves no track and no clews in the air. I've never had to deal with him myself, for this is the first time that he has ventured into New York, but I've heard all about him from different parts of the country."</text:p>
      <text:p text:style-name="Standard"/>
      <text:p text:style-name="Standard">"He gave me a precise address where to meet him," said Grayman.</text:p>
      <text:p text:style-name="Standard"/>
      <text:p text:style-name="Standard">"And do you think you'll catch him there?"</text:p>
      <text:p text:style-name="Standard"/>
      <text:p text:style-name="Standard">"How can he hope to get the money if he doesn't meet me?"</text:p>
      <text:p text:style-name="Standard"/>
      <text:p text:style-name="Standard">"Ah, I see that you are not up to the <text:span text:style-name="T39">tricks</text:span> of th<text:span text:style-name="T39">ese</text:span> crooks. Payton will watch the place from his aero like a hawk. If he sees any signs of a trap you might as well try to catch a bird by putting salt on its tail."</text:p>
      <text:p text:style-name="Standard"><text:soft-page-break/></text:p>
      <text:p text:style-name="Standard">"What then? Would you have me tamely pay over $10,000,000 and not try to catch the wretch?</text:p>
      <text:p text:style-name="Standard"/>
      <text:p text:style-name="Standard">"I don't say that," the commissioner responded thoughtfully. "But if it were an ordinary sum I might."</text:p>
      <text:p text:style-name="Standard"/>
      <text:p text:style-name="Standard">"Humph!" exclaimed Mr. Grayman.</text:p>
      <text:p text:style-name="Standard"/>
      <text:p text:style-name="Standard">"Then you won't try to help me?"</text:p>
      <text:p text:style-name="Standard"/>
      <text:p text:style-name="Standard">"On the contrary, I will. But we have got to go to work with extreme caution."</text:p>
      <text:p text:style-name="Standard"/>
      <text:p text:style-name="Standard">"Tell me your plan, then."</text:p>
      <text:p text:style-name="Standard"/>
      <text:p text:style-name="Standard">"I've got no plan yet It needs thinking over."</text:p>
      <text:p text:style-name="Standard"/>
      <text:p text:style-name="Standard">"Think quick, then, and you can name your price if you show me a way to get this infamous reprobate into my power. But before and above all I must have my daughter safe in my hands."</text:p>
      <text:p text:style-name="Standard"/>
      <text:p text:style-name="Standard">"That's just the difficulty. You have two days, you say. Tribes Hill Is within four hours journey by rail from New York. Give me until tomorrow to arrange my plan."</text:p>
      <text:p text:style-name="Standard"/>
      <text:p text:style-name="Standard">Mr. Grayman curbed his impatience and assented.</text:p>
      <text:p text:style-name="Standard"/>
      <text:p text:style-name="Standard">"Remember, absolute secrecy,' he said.</text:p>
      <text:p text:style-name="Standard"/>
      <text:p text:style-name="Standard">"I shall remember," the commissioner replied "Expect me tomorrow at noon, and <text:span text:style-name="T40">if</text:span> human ingenuity can trap Alfonso Payton I shall have him under lock and key within forty-eight hours."</text:p>
      <text:p text:style-name="Standard"/>
      <text:p text:style-name="Standard"><text:line-break/>(To Be Contin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3:18:21.199561171</meta:creation-date>
    <dc:date>2016-03-13T16:56:42.190104436</dc:date>
    <meta:editing-duration>PT50M51S</meta:editing-duration>
    <meta:editing-cycles>61</meta:editing-cycles>
    <meta:generator>LibreOffice/4.2.8.2$Linux_X86_64 LibreOffice_project/420m0$Build-2</meta:generator>
    <meta:document-statistic meta:table-count="0" meta:image-count="0" meta:object-count="0" meta:page-count="7" meta:paragraph-count="100" meta:word-count="3360" meta:character-count="18564" meta:non-whitespace-character-count="15258"/>
  </office:meta>
</office:document-meta>
</file>